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" svg:font-family="Cali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fo:font-weight="bold" officeooo:rsid="00164353" officeooo:paragraph-rsid="0016435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officeooo:rsid="00164353" officeooo:paragraph-rsid="00164353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officeooo:rsid="0017667d" officeooo:paragraph-rsid="0017667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officeooo:rsid="00187fc7" officeooo:paragraph-rsid="00187fc7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officeooo:rsid="00187fc7" officeooo:paragraph-rsid="0018a9a5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weight="normal" officeooo:rsid="00187fc7" officeooo:paragraph-rsid="00187fc7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weight="normal" officeooo:rsid="00187fc7" officeooo:paragraph-rsid="0018a9a5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weight="normal" officeooo:rsid="00187fc7" officeooo:paragraph-rsid="0019914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87fc7" officeooo:paragraph-rsid="00199143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weight="normal" officeooo:rsid="001c5250" officeooo:paragraph-rsid="001c5250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weight="normal" officeooo:rsid="001d1daa" officeooo:paragraph-rsid="001d1daa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weight="normal" officeooo:rsid="002198bf" officeooo:paragraph-rsid="002198bf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weight="normal" officeooo:rsid="00234100" officeooo:paragraph-rsid="00234100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weight="normal" officeooo:rsid="00234100" officeooo:paragraph-rsid="002553d5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weight="normal" officeooo:rsid="00243f96" officeooo:paragraph-rsid="00243f96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weight="normal" officeooo:rsid="002553d5" officeooo:paragraph-rsid="002553d5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weight="normal" officeooo:rsid="0026a20f" officeooo:paragraph-rsid="0026a20f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weight="normal" officeooo:rsid="002b7489" officeooo:paragraph-rsid="002b7489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weight="normal" officeooo:rsid="003197a1" officeooo:paragraph-rsid="003197a1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weight="normal" officeooo:rsid="003202b1" officeooo:paragraph-rsid="003202b1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weight="normal" officeooo:rsid="00328afb" officeooo:paragraph-rsid="00328afb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weight="normal" officeooo:rsid="0032c189" officeooo:paragraph-rsid="0032c189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weight="normal" officeooo:rsid="0034a321" officeooo:paragraph-rsid="0034a321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weight="bold" officeooo:rsid="00243f96" officeooo:paragraph-rsid="00243f96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weight="bold" officeooo:rsid="00243f96" officeooo:paragraph-rsid="002553d5" style:font-weight-asian="bold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weight="bold" officeooo:rsid="0026a20f" officeooo:paragraph-rsid="0026a20f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officeooo:rsid="001aa0b3" officeooo:paragraph-rsid="001b8393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officeooo:rsid="001c5250" officeooo:paragraph-rsid="001c5250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officeooo:rsid="001c5250" officeooo:paragraph-rsid="002553d5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officeooo:rsid="002000ec" officeooo:paragraph-rsid="002000ec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officeooo:rsid="00234100" officeooo:paragraph-rsid="00234100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officeooo:rsid="00234100" officeooo:paragraph-rsid="002553d5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8pt" officeooo:rsid="001c5250" officeooo:paragraph-rsid="001c5250" style:font-size-asian="18pt" style:font-size-complex="18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8pt" officeooo:rsid="00167b4e" officeooo:paragraph-rsid="00167b4e" style:font-size-asian="18pt" style:font-size-complex="18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8pt" officeooo:rsid="001aa0b3" officeooo:paragraph-rsid="001aa0b3" style:font-size-asian="18pt" style:font-size-complex="18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fo:font-size="18pt" fo:font-weight="normal" officeooo:rsid="001c5250" officeooo:paragraph-rsid="001c5250" style:font-size-asian="18pt" style:font-weight-asian="normal" style:font-size-complex="18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officeooo:rsid="002ad4b2" officeooo:paragraph-rsid="002ad4b2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officeooo:paragraph-rsid="00285c94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arial" officeooo:rsid="002a8187" officeooo:paragraph-rsid="002a8187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234100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2553d5"/>
    </style:style>
    <style:style style:name="P42" style:family="paragraph" style:parent-style-name="Standard">
      <style:paragraph-properties fo:text-align="start" style:justify-single-word="false"/>
      <style:text-properties officeooo:paragraph-rsid="001b83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b4e"/>
    </style:style>
    <style:style style:name="T3" style:family="text">
      <style:text-properties style:font-name="arial" officeooo:rsid="00187fc7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234100" style:font-weight-asian="normal" style:font-weight-complex="normal"/>
    </style:style>
    <style:style style:name="T6" style:family="text">
      <style:text-properties style:font-name="arial" fo:font-weight="normal" officeooo:rsid="00243f96" style:font-weight-asian="normal" style:font-weight-complex="normal"/>
    </style:style>
    <style:style style:name="T7" style:family="text">
      <style:text-properties style:font-name="arial" fo:font-weight="normal" officeooo:rsid="00285c94" style:font-weight-asian="normal" style:font-weight-complex="normal"/>
    </style:style>
    <style:style style:name="T8" style:family="text">
      <style:text-properties style:font-name="arial" fo:font-weight="normal" officeooo:rsid="00296f86" style:font-weight-asian="normal" style:font-weight-complex="normal"/>
    </style:style>
    <style:style style:name="T9" style:family="text">
      <style:text-properties style:font-name="arial" fo:font-weight="normal" officeooo:rsid="002a6c39" style:font-weight-asian="normal" style:font-weight-complex="normal"/>
    </style:style>
    <style:style style:name="T10" style:family="text">
      <style:text-properties style:font-name="arial" officeooo:rsid="00234100"/>
    </style:style>
    <style:style style:name="T11" style:family="text">
      <style:text-properties officeooo:rsid="0018a9a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553d5" style:font-weight-asian="normal" style:font-weight-complex="normal"/>
    </style:style>
    <style:style style:name="T14" style:family="text">
      <style:text-properties fo:font-weight="normal" officeooo:rsid="00285c94" style:font-weight-asian="normal" style:font-weight-complex="normal"/>
    </style:style>
    <style:style style:name="T15" style:family="text">
      <style:text-properties fo:font-weight="normal" officeooo:rsid="00296f86" style:font-weight-asian="normal" style:font-weight-complex="normal"/>
    </style:style>
    <style:style style:name="T16" style:family="text">
      <style:text-properties fo:font-weight="normal" officeooo:rsid="002a6c39" style:font-weight-asian="normal" style:font-weight-complex="normal"/>
    </style:style>
    <style:style style:name="T17" style:family="text">
      <style:text-properties officeooo:rsid="00199143"/>
    </style:style>
    <style:style style:name="T18" style:family="text">
      <style:text-properties officeooo:rsid="001b6a22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officeooo:rsid="003202b1"/>
    </style:style>
    <style:style style:name="T21" style:family="text">
      <style:text-properties officeooo:rsid="00328af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mily Wealth - <text:span text:style-name="T2">documentation</text:span></text:p>
      <text:p text:style-name="P1"/>
      <text:p text:style-name="P2"><text:span text:style-name="T1">Authors</text:span></text:p>
      <text:p text:style-name="P2">Sławomir Gicała</text:p>
      <text:p text:style-name="P2">Michał Sokół</text:p>
      <text:p text:style-name="P2">Krzysztof Tylka-Suleja</text:p>
      <text:list xml:id="list737197308" text:style-name="L1">
        <text:list-item>
          <text:p text:style-name="P35">Variables description</text:p>
          <text:list>
            <text:list-item>
              <text:p text:style-name="P27"><text:span text:style-name="T1">earnings</text:span>: monthly earnings per month</text:p>
            </text:list-item>
            <text:list-item>
              <text:p text:style-name="P27"><text:span text:style-name="T1">cost of living</text:span>: monthly cost of products being bought</text:p>
            </text:list-item>
            <text:list-item>
              <text:p text:style-name="P27"><text:span text:style-name="T1">real wealth factor</text:span>: <text:span text:style-name="T18">monthly proportion of cost of living to earnings</text:span></text:p>
            </text:list-item>
          </text:list>
        </text:list-item>
      </text:list>
      <text:p text:style-name="P42"/>
      <text:list xml:id="list43330528368564" text:continue-numbering="true" text:style-name="L1">
        <text:list-item>
          <text:p text:style-name="P34">Data</text:p>
          <text:list>
            <text:list-item>
              <text:p text:style-name="P4">Location: <text:span text:style-name="T1">dataset</text:span></text:p>
            </text:list-item>
            <text:list-item>
              <text:p text:style-name="P4">Modules:</text:p>
              <text:list>
                <text:list-item>
                  <text:p text:style-name="P4">cost_of_living</text:p>
                  <text:list>
                    <text:list-item>
                      <text:p text:style-name="P4">name: <text:span text:style-name="T1">cost_of_living.csv</text:span></text:p>
                    </text:list-item>
                    <text:list-item>
                      <text:p text:style-name="P6">description: <text:span text:style-name="T11">monthly cost of living per country per year (in USD)</text:span></text:p>
                    </text:list-item>
                  </text:list>
                </text:list-item>
                <text:list-item>
                  <text:p text:style-name="P6">cost_of_living_labels</text:p>
                  <text:list>
                    <text:list-item>
                      <text:p text:style-name="P5"><text:span text:style-name="T12">name: </text:span><text:span text:style-name="T1">cost_of_living_labels.csv</text:span></text:p>
                    </text:list-item>
                    <text:list-item>
                      <text:p text:style-name="P7">description: <text:span text:style-name="T11">countries clustering in regards to four groups</text:span></text:p>
                    </text:list-item>
                  </text:list>
                </text:list-item>
                <text:list-item>
                  <text:p text:style-name="P4">earnings_split</text:p>
                  <text:list>
                    <text:list-item>
                      <text:p text:style-name="P5"><text:span text:style-name="T11">name: </text:span><text:span text:style-name="T1">earnings_split.csv</text:span></text:p>
                    </text:list-item>
                    <text:list-item>
                      <text:p text:style-name="P7">description: <text:span text:style-name="T11">monthly earnings per country per profession per year (in USD)</text:span></text:p>
                    </text:list-item>
                  </text:list>
                </text:list-item>
                <text:list-item>
                  <text:p text:style-name="P6">trends_real_wealth_from_2010_to_2022</text:p>
                  <text:list>
                    <text:list-item>
                      <text:p text:style-name="P5"><text:span text:style-name="T11">name: </text:span><text:span text:style-name="T1">trends_real_wealth_from_2010_to_2022.csv</text:span></text:p>
                    </text:list-item>
                    <text:list-item>
                      <text:p text:style-name="P7">description: <text:span text:style-name="T11">trend prediction for real wealth factor per country per profession per year</text:span></text:p>
                    </text:list-item>
                  </text:list>
                </text:list-item>
                <text:list-item>
                  <text:p text:style-name="P6">wealth_factor</text:p>
                  <text:list>
                    <text:list-item>
                      <text:p text:style-name="P5"><text:span text:style-name="T11">name: </text:span><text:span text:style-name="T1">wealth_factor.csv</text:span></text:p>
                    </text:list-item>
                    <text:list-item>
                      <text:p text:style-name="P7">description: <text:span text:style-name="T11">real wealth factor per country per profession per year</text:span></text:p>
                    </text:list-item>
                  </text:list>
                </text:list-item>
                <text:list-item>
                  <text:p text:style-name="P6">wealth_factor_labels</text:p>
                  <text:list>
                    <text:list-item>
                      <text:p text:style-name="P5"><text:span text:style-name="T11">name: </text:span><text:span text:style-name="T1">wealth_factor_labels.csv</text:span></text:p>
                    </text:list-item>
                    <text:list-item>
                      <text:p text:style-name="P8">description: <text:span text:style-name="T17">real wealth factor </text:span><text:span text:style-name="T11">per country per profession </text:span><text:span text:style-name="T17">clustering in regards to four groups</text:span></text:p>
                    </text:list-item>
                  </text:list>
                </text:list-item>
                <text:list-item>
                  <text:p text:style-name="P6">wealth_factor_total_labels</text:p>
                  <text:list>
                    <text:list-item>
                      <text:p text:style-name="P5">name: <text:span text:style-name="T1">wealth_factor_total_labels.csv</text:span></text:p>
                    </text:list-item>
                    <text:list-item>
                      <text:p text:style-name="P8">description: <text:span text:style-name="T17">real wealth factor </text:span><text:span text:style-name="T11">per country </text:span><text:span text:style-name="T17">clustering in regards to four group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43330756617962" text:continue-numbering="true" text:style-name="L1">
        <text:list-item>
          <text:p text:style-name="P36">Analysis</text:p>
          <text:list>
            <text:list-item>
              <text:p text:style-name="P10">cost of living</text:p>
              <text:list>
                <text:list-item>
                  <text:p text:style-name="P10">location: <text:span text:style-name="T1">cost_of_living_calculation.ipynb</text:span></text:p>
                </text:list-item>
                <text:list-item>
                  <text:p text:style-name="P11">methods</text:p>
                  <text:list>
                    <text:list-item>
                      <text:p text:style-name="P12">monthly proportion of bought product</text:p>
                    </text:list-item>
                    <text:list-item>
                      <text:p text:style-name="P12">boxplot per country</text:p>
                    </text:list-item>
                  </text:list>
                </text:list-item>
              </text:list>
            </text:list-item>
            <text:list-item>
              <text:p text:style-name="P10">real wealth factor</text:p>
              <text:list>
                <text:list-item>
                  <text:p text:style-name="P10">location: <text:span text:style-name="T1">real_wealth_factor_calculation.ipynb</text:span></text:p>
                </text:list-item>
                <text:list-item>
                  <text:p text:style-name="P11">methods</text:p>
                  <text:list>
                    <text:list-item>
                      <text:p text:style-name="P19"><text:soft-page-break/>boxplot per <text:span text:style-name="T21">total mean per </text:span>country</text:p>
                    </text:list-item>
                    <text:list-item>
                      <text:p text:style-name="P20">boxplot per profession</text:p>
                    </text:list-item>
                    <text:list-item>
                      <text:p text:style-name="P21">boxplot <text:span text:style-name="T20">per profession </text:span>per country</text:p>
                    </text:list-item>
                    <text:list-item>
                      <text:p text:style-name="P22">boxplot per country per profession</text:p>
                    </text:list-item>
                    <text:list-item>
                      <text:p text:style-name="P23">boxplot for each country for each profession</text:p>
                      <text:p text:style-name="P18"/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13">C</text:span><text:span text:style-name="T12">lustering</text:span></text:p>
          <text:list>
            <text:list-item>
              <text:p text:style-name="P28"><text:span text:style-name="T12">location: </text:span><text:span text:style-name="T1">clustering_calculation.ipynb</text:span></text:p>
            </text:list-item>
            <text:list-item>
              <text:p text:style-name="P24">cost of living</text:p>
              <text:list>
                <text:list-item>
                  <text:p text:style-name="P29"><text:span text:style-name="T12">methods</text:span></text:p>
                  <text:list>
                    <text:list-item>
                      <text:p text:style-name="P32"><text:span text:style-name="T12">Hopkins test</text:span></text:p>
                    </text:list-item>
                    <text:list-item>
                      <text:p text:style-name="P31"><text:span text:style-name="T12">fuzzy c-means clustering</text:span></text:p>
                    </text:list-item>
                    <text:list-item>
                      <text:p text:style-name="P40"><text:span text:style-name="T5">partition coefficient and partition entropy coefficient to find best number of clusters</text:span></text:p>
                    </text:list-item>
                    <text:list-item>
                      <text:p text:style-name="P13">boxplot per country per cluster</text:p>
                    </text:list-item>
                  </text:list>
                </text:list-item>
              </text:list>
            </text:list-item>
            <text:list-item>
              <text:p text:style-name="P25">real wealth factor</text:p>
              <text:list>
                <text:list-item>
                  <text:p text:style-name="P29"><text:span text:style-name="T12">methods</text:span></text:p>
                  <text:list>
                    <text:list-item>
                      <text:p text:style-name="P32"><text:span text:style-name="T12">Hopkins test</text:span></text:p>
                    </text:list-item>
                    <text:list-item>
                      <text:p text:style-name="P32"><text:span text:style-name="T12">fuzzy c-means clustering</text:span></text:p>
                    </text:list-item>
                    <text:list-item>
                      <text:p text:style-name="P41"><text:span text:style-name="T5">partition coefficient and partition entropy coefficient to find best number of clusters</text:span></text:p>
                    </text:list-item>
                    <text:list-item>
                      <text:p text:style-name="P14">boxplot per country per cluster</text:p>
                    </text:list-item>
                    <text:list-item>
                      <text:p text:style-name="P16">list of overlaping countries between clusters</text:p>
                    </text:list-item>
                  </text:list>
                </text:list-item>
              </text:list>
            </text:list-item>
            <text:list-item>
              <text:p text:style-name="P26">cross analysis</text:p>
              <text:list>
                <text:list-item>
                  <text:p text:style-name="P17">cluster comparison between cost of living and real wealth factor clusters</text:p>
                </text:list-item>
              </text:list>
              <text:p text:style-name="P15"/>
            </text:list-item>
          </text:list>
        </text:list-item>
        <text:list-item>
          <text:p text:style-name="P33">Trend prediction</text:p>
          <text:list>
            <text:list-item>
              <text:p text:style-name="P28">real wealth factor</text:p>
              <text:list>
                <text:list-item>
                  <text:p text:style-name="P28">location: <text:span text:style-name="T1">real_wealth_trend_calculation.ipynb</text:span></text:p>
                </text:list-item>
                <text:list-item>
                  <text:p text:style-name="P30"><text:span text:style-name="T12">methods</text:span></text:p>
                  <text:list>
                    <text:list-item>
                      <text:p text:style-name="P37"><text:span text:style-name="T12">linear regression</text:span></text:p>
                    </text:list-item>
                    <text:list-item>
                      <text:p text:style-name="P38"><text:span text:style-name="T14">list of professions </text:span><text:span text:style-name="T15">in regards to country</text:span><text:span text:style-name="T14"> with </text:span><text:span text:style-name="T16">a </text:span><text:span text:style-name="T14">tendency to grow</text:span></text:p>
                    </text:list-item>
                    <text:list-item>
                      <text:p text:style-name="P39"><text:span text:style-name="T14">tendency to grow h</text:span><text:span text:style-name="T12">eatmap of </text:span><text:span text:style-name="T14">professions </text:span><text:span text:style-name="T15">in regards to country</text:span></text:p>
                    </text:list-item>
                  </text:list>
                </text:list-item>
              </text:list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" svg:font-family="Cali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03:02:23.687461503</meta:creation-date>
    <meta:generator>LibreOffice/6.4.7.2$Linux_X86_64 LibreOffice_project/40$Build-2</meta:generator>
    <dc:date>2021-06-11T04:33:29.747264420</dc:date>
    <meta:editing-duration>PT1H20M39S</meta:editing-duration>
    <meta:editing-cycles>35</meta:editing-cycles>
    <meta:document-statistic meta:table-count="0" meta:image-count="0" meta:object-count="0" meta:page-count="2" meta:paragraph-count="71" meta:word-count="361" meta:character-count="2790" meta:non-whitespace-character-count="2434"/>
  </office:meta>
</office:document-meta>
</file>